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break-before="column" style:shadow="none"/>
      <style:text-properties style:font-name="Liberation Serif" fo:font-size="11pt" officeooo:paragraph-rsid="00157aba" style:font-size-asian="11pt" style:font-size-complex="11pt"/>
    </style:style>
    <style:style style:name="P2" style:family="paragraph" style:parent-style-name="Text_20_body">
      <style:paragraph-properties fo:break-before="column" style:shadow="none"/>
      <style:text-properties style:font-name="Liberation Serif" fo:font-size="11pt" officeooo:rsid="00230539" officeooo:paragraph-rsid="00230539" style:font-size-asian="11pt" style:font-size-complex="11pt"/>
    </style:style>
    <style:style style:name="P3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Liberation Serif" fo:font-weight="bold" officeooo:rsid="0013f2a7" officeooo:paragraph-rsid="00157aba" style:font-weight-asian="bold" style:font-weight-complex="bold"/>
    </style:style>
    <style:style style:name="P4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Liberation Serif" fo:font-weight="bold" officeooo:rsid="0013f2a7" officeooo:paragraph-rsid="00230539" style:font-weight-asian="bold" style:font-weight-complex="bold"/>
    </style:style>
    <style:style style:name="P5" style:family="paragraph" style:parent-style-name="Text_20_body">
      <style:paragraph-properties fo:margin-left="0in" fo:margin-right="0in" fo:text-indent="0in" style:auto-text-indent="false" style:shadow="none"/>
      <style:text-properties style:font-name="Liberation Serif" officeooo:paragraph-rsid="0017273a"/>
    </style:style>
    <style:style style:name="P6" style:family="paragraph" style:parent-style-name="Text_20_body">
      <style:paragraph-properties style:shadow="none"/>
      <style:text-properties fo:color="#666666" style:font-name="Liberation Serif" fo:font-weight="bold" officeooo:rsid="0013023f" officeooo:paragraph-rsid="0013023f" style:font-weight-asian="bold" style:font-weight-complex="bold"/>
    </style:style>
    <style:style style:name="P7" style:family="paragraph" style:parent-style-name="Text_20_body">
      <style:paragraph-properties style:shadow="none"/>
      <style:text-properties fo:color="#666666" style:font-name="Liberation Serif" fo:font-weight="bold" officeooo:rsid="00230539" officeooo:paragraph-rsid="00230539" style:font-weight-asian="bold" style:font-weight-complex="bold"/>
    </style:style>
    <style:style style:name="P8" style:family="paragraph" style:parent-style-name="Text_20_body" style:list-style-name="L2">
      <style:paragraph-properties style:shadow="none"/>
      <style:text-properties style:font-name="Liberation Serif" fo:font-size="12pt" officeooo:rsid="00234cde" officeooo:paragraph-rsid="00234cde" style:font-size-asian="12pt" style:font-size-complex="12pt"/>
    </style:style>
    <style:style style:name="P9" style:family="paragraph" style:parent-style-name="Text_20_body" style:list-style-name="L2">
      <style:paragraph-properties style:shadow="none"/>
      <style:text-properties style:font-name="Liberation Serif" fo:font-size="12pt" officeooo:rsid="002da09f" officeooo:paragraph-rsid="002da09f" style:font-size-asian="12pt" style:font-size-complex="12pt"/>
    </style:style>
    <style:style style:name="P10" style:family="paragraph" style:parent-style-name="Text_20_body">
      <style:paragraph-properties style:shadow="none"/>
      <style:text-properties style:font-name="Liberation Serif" fo:font-size="12pt" officeooo:rsid="001f5746" officeooo:paragraph-rsid="001f5746" style:font-size-asian="12pt" style:font-size-complex="12pt"/>
    </style:style>
    <style:style style:name="P11" style:family="paragraph" style:parent-style-name="Text_20_body">
      <style:paragraph-properties style:shadow="none"/>
      <style:text-properties style:font-name="Liberation Serif" fo:font-size="11pt" officeooo:paragraph-rsid="0017273a" style:font-size-asian="11pt" style:font-size-complex="11pt"/>
    </style:style>
    <style:style style:name="P12" style:family="paragraph" style:parent-style-name="Text_20_body" style:list-style-name="L1">
      <style:paragraph-properties style:shadow="none"/>
      <style:text-properties style:font-name="Liberation Serif" fo:font-size="13pt" fo:font-weight="normal" officeooo:rsid="00230539" officeooo:paragraph-rsid="00230539" style:font-size-asian="13pt" style:font-weight-asian="normal" style:font-size-complex="13pt" style:font-weight-complex="normal"/>
    </style:style>
    <style:style style:name="P13" style:family="paragraph" style:parent-style-name="Text_20_body" style:list-style-name="L1">
      <style:paragraph-properties style:shadow="none"/>
      <style:text-properties style:font-name="Liberation Serif" fo:font-size="13pt" fo:font-weight="normal" officeooo:rsid="00230539" officeooo:paragraph-rsid="00157aba" style:font-size-asian="13pt" style:font-weight-asian="normal" style:font-size-complex="13pt" style:font-weight-complex="normal"/>
    </style:style>
    <style:style style:name="P14" style:family="paragraph" style:parent-style-name="Text_20_body" style:list-style-name="L1">
      <style:paragraph-properties style:shadow="none"/>
      <style:text-properties style:font-name="Liberation Serif" fo:font-size="13pt" fo:font-weight="normal" officeooo:rsid="00234cde" officeooo:paragraph-rsid="00234cde" style:font-size-asian="13pt" style:font-weight-asian="normal" style:font-size-complex="13pt" style:font-weight-complex="normal"/>
    </style:style>
    <style:style style:name="P15" style:family="paragraph" style:parent-style-name="Heading_20_3">
      <style:paragraph-properties fo:break-before="column" fo:padding="0.0201in" fo:border-left="none" fo:border-right="none" fo:border-top="0.06pt solid #000000" fo:border-bottom="0.06pt solid #000000" style:shadow="none"/>
    </style:style>
    <style:style style:name="P16" style:family="paragraph" style:parent-style-name="Heading_20_3">
      <style:paragraph-properties fo:padding="0.0201in" fo:border-left="none" fo:border-right="none" fo:border-top="0.06pt solid #000000" fo:border-bottom="0.06pt solid #000000" style:shadow="none"/>
    </style:style>
    <style:style style:name="P17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20bee8" officeooo:paragraph-rsid="0020bee8"/>
    </style:style>
    <style:style style:name="P18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230539" officeooo:paragraph-rsid="00230539"/>
    </style:style>
    <style:style style:name="P19" style:family="paragraph" style:parent-style-name="Heading_20_1">
      <style:paragraph-properties style:shadow="none"/>
      <style:text-properties style:font-name="Liberation Serif" officeooo:rsid="00230539" officeooo:paragraph-rsid="0023053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f2a7" style:font-weight-asian="normal" style:font-weight-complex="normal"/>
    </style:style>
    <style:style style:name="T3" style:family="text">
      <style:text-properties fo:font-weight="normal" officeooo:rsid="00230539" style:font-weight-asian="normal" style:font-weight-complex="normal"/>
    </style:style>
    <style:style style:name="T4" style:family="text">
      <style:text-properties fo:font-size="11pt" fo:font-weight="normal" officeooo:rsid="0017273a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013f2a7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0230539" style:font-size-asian="11pt" style:font-weight-asian="normal" style:font-size-complex="11pt" style:font-weight-complex="normal"/>
    </style:style>
    <style:style style:name="T7" style:family="text">
      <style:text-properties fo:font-size="11pt" fo:font-style="normal" fo:font-weight="normal" officeooo:rsid="0017273a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size="11pt" fo:font-style="normal" fo:font-weight="normal" officeooo:rsid="00230539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weight="bold" officeooo:rsid="0013f2a7" style:font-weight-asian="bold" style:font-weight-complex="bold"/>
    </style:style>
    <style:style style:name="T10" style:family="text">
      <style:text-properties fo:font-weight="bold" officeooo:rsid="00230539" style:font-weight-asian="bold" style:font-weight-complex="bold"/>
    </style:style>
    <style:style style:name="T11" style:family="text">
      <style:text-properties officeooo:rsid="00230539"/>
    </style:style>
    <style:style style:name="T12" style:family="text">
      <style:text-properties officeooo:rsid="00234cde"/>
    </style:style>
    <style:style style:name="T13" style:family="text">
      <style:text-properties fo:font-size="13pt" officeooo:rsid="00230539" style:font-size-asian="13pt" style:font-size-complex="13pt"/>
    </style:style>
    <style:style style:name="T14" style:family="text">
      <style:text-properties fo:font-size="13pt" fo:font-weight="normal" officeooo:rsid="0013f2a7" style:font-size-asian="13pt" style:font-weight-asian="normal" style:font-size-complex="13pt" style:font-weight-complex="normal"/>
    </style:style>
    <style:style style:name="T15" style:family="text">
      <style:text-properties fo:font-size="13pt" fo:font-weight="normal" officeooo:rsid="0017273a" style:font-size-asian="13pt" style:font-weight-asian="normal" style:font-size-complex="13pt" style:font-weight-complex="normal"/>
    </style:style>
    <style:style style:name="T16" style:family="text">
      <style:text-properties fo:font-size="13pt" fo:font-weight="normal" officeooo:rsid="00230539" style:font-size-asian="13pt" style:font-weight-asian="normal" style:font-size-complex="13pt" style:font-weight-complex="normal"/>
    </style:style>
    <style:style style:name="T17" style:family="text">
      <style:text-properties fo:font-size="13pt" fo:font-style="normal" fo:font-weight="normal" officeooo:rsid="0017273a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font-size="13pt" fo:font-style="normal" fo:font-weight="normal" officeooo:rsid="00230539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fo:font-size="13pt" fo:font-weight="bold" officeooo:rsid="00230539" style:font-size-asian="13pt" style:font-weight-asian="bold" style:font-size-complex="13pt" style:font-weight-complex="bold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in" fo:end-indent="0in"/>
          <style:column style:rel-width="2174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Cory Wolfe</text:h>
      <text:p text:style-name="P6"><text:span text:style-name="T11">4032 Braddock St.</text:span><text:line-break/><text:span text:style-name="T11">Martinez, GA 30907</text:span></text:p>
      <text:p text:style-name="P6">(<text:span text:style-name="T11">706</text:span>) <text:span text:style-name="T11">294</text:span> <text:span text:style-name="T11">4642</text:span></text:p>
      <text:p text:style-name="P7">wolfe.cory1@gmail.com</text:p>
      <text:h text:style-name="P15" text:outline-level="3">Education</text:h>
      <text:p text:style-name="P5"><text:span text:style-name="T19">Junior Aerospace Engineering</text:span><text:span text:style-name="T9"><text:line-break/></text:span><text:span text:style-name="T14">University </text:span><text:span text:style-name="T15">of </text:span><text:span text:style-name="T16">Alabama in Huntsville</text:span><text:span text:style-name="T15"><text:line-break/></text:span><text:span text:style-name="T17">Cumulative GPA: 2.</text:span><text:span text:style-name="T18">696</text:span></text:p>
      <text:h text:style-name="P17" text:outline-level="3">Experience</text:h>
      <text:section text:style-name="Sect1" text:name="Section2">
        <text:p text:style-name="P3"><text:span text:style-name="T13">Stocker</text:span><text:span text:style-name="T11"><text:line-break/></text:span><text:span text:style-name="T6">Dollar Tree</text:span></text:p>
        <text:p text:style-name="P1"><text:span text:style-name="T3">Summer 2015</text:span><text:span text:style-name="T2"> </text:span></text:p>
      </text:section>
      <text:list xml:id="list7311173985235782551" text:style-name="L1">
        <text:list-item>
          <text:p text:style-name="P13">Correctly and quickly stock shelves</text:p>
        </text:list-item>
        <text:list-item>
          <text:p text:style-name="P12">Appropriately split workload with co-workers</text:p>
        </text:list-item>
        <text:list-item>
          <text:p text:style-name="P12">Assist customers as needed</text:p>
        </text:list-item>
      </text:list>
      <text:h text:style-name="P18" text:outline-level="3">Activities</text:h>
      <text:section text:style-name="Sect1" text:name="Section1">
        <text:p text:style-name="P4"><text:span text:style-name="T13">Space Hardware Club</text:span><text:span text:style-name="T11"><text:line-break/></text:span><text:span text:style-name="T6">http://space.uah.edu/</text:span></text:p>
        <text:p text:style-name="P2"><text:span text:style-name="T2">A</text:span><text:span text:style-name="T1">ugust 2015-Present</text:span></text:p>
      </text:section>
      <text:list xml:id="list192214304102886" text:continue-numbering="true" text:style-name="L1">
        <text:list-item>
          <text:p text:style-name="P12">Member of 12th place worldwide CanSat Competitio<text:span text:style-name="T12">n</text:span></text:p>
        </text:list-item>
        <text:list-item>
          <text:p text:style-name="P12">Worked on device to record radiation data from weather balloon flight</text:p>
        </text:list-item>
        <text:list-item>
          <text:p text:style-name="P14">Experience in creating real devices to ascertain and review data</text:p>
        </text:list-item>
      </text:list>
      <text:h text:style-name="P16" text:outline-level="3">Skills</text:h>
      <text:section text:style-name="Sect2" text:name="Section3">
        <text:list xml:id="list8339424744911659917" text:style-name="L2">
          <text:list-item>
            <text:p text:style-name="P8">Experience with CAD</text:p>
          </text:list-item>
          <text:list-item>
            <text:p text:style-name="P9">Experience with Microsoft Office</text:p>
          </text:list-item>
        </text:list>
        <text:p text:style-name="P10"/>
        <text:list xml:id="list192213968545468" text:continue-numbering="true" text:style-name="L2">
          <text:list-item>
            <text:p text:style-name="P9">Adept with computer tasks</text:p>
          </text:list-item>
        </text:list>
        <text:p text:style-name="P11"/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>
          <style:column style:rel-width="3456*" fo:start-indent="0in" fo:end-indent="0in"/>
          <style:column style:rel-width="651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22:22:07.469817947</meta:creation-date>
    <meta:editing-duration>PT3H51M3S</meta:editing-duration>
    <meta:editing-cycles>3</meta:editing-cycles>
    <meta:generator>LibreOffice/5.2.5.1$Linux_X86_64 LibreOffice_project/20m0$Build-1</meta:generator>
    <dc:title>Resume</dc:title>
    <dc:date>2017-02-01T19:22:13.001971330</dc:date>
    <meta:document-statistic meta:table-count="0" meta:image-count="0" meta:object-count="0" meta:page-count="1" meta:paragraph-count="22" meta:word-count="100" meta:character-count="665" meta:non-whitespace-character-count="595"/>
  </office:meta>
</office:document-meta>
</file>